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office:forms form:automatic-focus="false" form:apply-design-mode="false"/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2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3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utilisateur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4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2">
          <table:table-cell table:number-columns-repeated="256"/>
        </table:table-row>
        <table:table-row table:style-name="ro2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2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2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2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2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7">07/08/2007</text:date>, <text:time>16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45:43</meta:creation-date>
    <dc:creator>Éric Brison</dc:creator>
    <dc:date>2007-08-07T16:19:57</dc:date>
    <dc:language>fr-FR</dc:language>
    <meta:editing-cycles>13</meta:editing-cycles>
    <meta:editing-duration>PT6H37M37S</meta:editing-duration>
    <meta:user-defined meta:name="Info 1"/>
    <meta:user-defined meta:name="Info 2"/>
    <meta:user-defined meta:name="Info 3"/>
    <meta:user-defined meta:name="Info 4"/>
    <meta:document-statistic meta:table-count="7" meta:cell-count="1914"/>
  </office:meta>
</office:document-meta>
</file>